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CA1538F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4cm" svg:height="15.4cm" svg:x="6.4cm" svg:y="2.8cm">
          <draw:image xlink:href="Pictures/10000000000001F4000001F4CA1538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43% of children of a teen mom (age 17 or under) fail to graduate high school by age 19 </text:p>
              <text:p>compared to 20% who fail if their mother was over age 22 when she gave birth. </text:p>
              <text:p>Source: Manlove, Terry-Humen, Mincieli, and Moore (2008). Outcomes for Children of Teen </text:p>
              <text:p>mothers from Kindergarten through Adolescence. In S. Hoffman and R. Maynard (Eds.) Kids </text:p>
              <text:p>Having Kids: Economic and Social Consequences of Teen Pregnancy (pp. 161-196). Washington, </text:p>
              <text:p>D.C. The Urban Institute Press. 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0:17:10.392278096</meta:creation-date>
    <dc:date>2014-08-26T13:53:23.375770278</dc:date>
    <meta:editing-duration>P1DT16H40M5S</meta:editing-duration>
    <meta:editing-cycles>5</meta:editing-cycles>
    <meta:generator>LibreOffice/4.2.3.3$Linux_X86_64 LibreOffice_project/420m0$Build-3</meta:generator>
    <meta:document-statistic meta:object-count="24"/>
  </office:meta>
</office:document-meta>
</file>